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Δ</mi>
      <mi>L</mi>
      <mrow>
        <mspace width="2em"/>
        <mo stretchy="false">=</mo>
        <mspace width="2em"/>
      </mrow>
      <mn>10</mn>
      <mspace width="0.5em"/>
      <mtext>lg</mtext>
      <mrow>
        <mo fence="true" stretchy="true">(</mo>
        <mrow>
          <mfrac>
            <msub>
              <mi>I</mi>
              <mn>2</mn>
            </msub>
            <msub>
              <mi>I</mi>
              <mn>1</mn>
            </msub>
          </mfrac>
        </mrow>
        <mo fence="true" stretchy="true">)</mo>
      </mrow>
    </mrow>
    <annotation encoding="StarMath 5.0">%DELTA L ~=~ 10 ` "lg" left ( I _2 over I _1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23:09:18.211000000</meta:creation-date>
    <dc:date>2015-04-14T23:09:53.128000000</dc:date>
    <meta:editing-duration>PT35S</meta:editing-duration>
    <meta:editing-cycles>1</meta:editing-cycles>
    <meta:generator>LibreOffice/4.3.4.1$Windows_x86 LibreOffice_project/bc356b2f991740509f321d70e4512a6a54c5f243</meta:generator>
  </office:meta>
</office:document-meta>
</file>